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778in" style:rel-column-width="28180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2.6972in" style:rel-column-width="2552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paragraph-rsid="003fe16a"/>
    </style:style>
    <style:style style:name="P8" style:family="paragraph" style:parent-style-name="Text_20_body">
      <style:text-properties officeooo:rsid="004194b5" officeooo:paragraph-rsid="004194b5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rsid="00449cdd" officeooo:paragraph-rsid="004743ad"/>
    </style:style>
    <style:style style:name="P10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4743ad"/>
    </style:style>
    <style:style style:name="P11" style:family="paragraph" style:parent-style-name="Text_20_body">
      <style:text-properties officeooo:rsid="003fe16a" officeooo:paragraph-rsid="003fe16a"/>
    </style:style>
    <style:style style:name="P12" style:family="paragraph" style:parent-style-name="Text_20_body">
      <style:paragraph-properties fo:break-before="page"/>
      <style:text-properties officeooo:rsid="003fe16a" officeooo:paragraph-rsid="004743ad"/>
    </style:style>
    <style:style style:name="P13" style:family="paragraph" style:parent-style-name="Text_20_body">
      <style:text-properties officeooo:rsid="00449cdd" officeooo:paragraph-rsid="00449cdd"/>
    </style:style>
    <style:style style:name="P14" style:family="paragraph" style:parent-style-name="Text_20_body">
      <style:text-properties officeooo:paragraph-rsid="00449cdd"/>
    </style:style>
    <style:style style:name="P15" style:family="paragraph" style:parent-style-name="Frame_20_contents">
      <style:text-properties officeooo:paragraph-rsid="004743ad"/>
    </style:style>
    <style:style style:name="P16" style:family="paragraph" style:parent-style-name="Table">
      <style:text-properties officeooo:paragraph-rsid="004743ad"/>
    </style:style>
    <style:style style:name="P17" style:family="paragraph" style:parent-style-name="Text_20_body">
      <style:text-properties officeooo:paragraph-rsid="004743ad"/>
    </style:style>
    <style:style style:name="P18" style:family="paragraph" style:parent-style-name="Text_20_body">
      <style:text-properties officeooo:rsid="004743ad" officeooo:paragraph-rsid="004743ad"/>
    </style:style>
    <style:style style:name="P19" style:family="paragraph" style:parent-style-name="Table_20_Contents">
      <style:text-properties fo:font-weight="bold" officeooo:rsid="003fe16a" officeooo:paragraph-rsid="004743ad" style:font-weight-asian="bold" style:font-weight-complex="bold"/>
    </style:style>
    <style:style style:name="P20" style:family="paragraph" style:parent-style-name="Table_20_Contents">
      <style:text-properties fo:font-style="italic" officeooo:rsid="003f2ab8" officeooo:paragraph-rsid="004743ad" style:font-style-asian="italic" style:font-style-complex="italic"/>
    </style:style>
    <style:style style:name="P21" style:family="paragraph" style:parent-style-name="Table_20_Contents">
      <style:text-properties fo:font-style="italic" officeooo:paragraph-rsid="004743ad" style:font-style-asian="italic" style:font-style-complex="italic"/>
    </style:style>
    <style:style style:name="P22" style:family="paragraph" style:parent-style-name="Table_20_Contents">
      <style:text-properties officeooo:rsid="003f2ab8" officeooo:paragraph-rsid="004743ad"/>
    </style:style>
    <style:style style:name="P23" style:family="paragraph" style:parent-style-name="Table_20_Contents">
      <style:text-properties officeooo:rsid="00468b30" officeooo:paragraph-rsid="004743ad"/>
    </style:style>
    <style:style style:name="P24" style:family="paragraph" style:parent-style-name="Text_20_body">
      <style:text-properties officeooo:rsid="003a107e" officeooo:paragraph-rsid="004743ad"/>
    </style:style>
    <style:style style:name="P25" style:family="paragraph" style:parent-style-name="Heading_20_4">
      <style:paragraph-properties fo:break-before="page"/>
      <style:text-properties officeooo:rsid="00333d6a" officeooo:paragraph-rsid="00333d6a"/>
    </style:style>
    <style:style style:name="P26" style:family="paragraph" style:parent-style-name="Heading_20_5">
      <style:text-properties officeooo:rsid="004743ad" officeooo:paragraph-rsid="004743ad"/>
    </style:style>
    <style:style style:name="P27" style:family="paragraph" style:parent-style-name="Heading_20_5">
      <style:paragraph-properties fo:break-before="page"/>
    </style:style>
    <style:style style:name="P28" style:family="paragraph" style:parent-style-name="Text_20_body" style:list-style-name="L1">
      <style:text-properties officeooo:paragraph-rsid="004194b5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49cdd" style:font-style-asian="italic" style:font-style-complex="italic"/>
    </style:style>
    <style:style style:name="T4" style:family="text">
      <style:text-properties fo:font-style="italic" officeooo:rsid="003fe16a" style:font-style-asian="italic" style:font-style-complex="italic"/>
    </style:style>
    <style:style style:name="T5" style:family="text">
      <style:text-properties fo:font-style="italic" officeooo:rsid="00468b3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49cd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49cdd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5c9a6"/>
    </style:style>
    <style:style style:name="T12" style:family="text">
      <style:text-properties officeooo:rsid="003fe16a"/>
    </style:style>
    <style:style style:name="T13" style:family="text">
      <style:text-properties officeooo:rsid="004194b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49cdd"/>
    </style:style>
    <style:style style:name="T16" style:family="text">
      <style:text-properties officeooo:rsid="0044fb50"/>
    </style:style>
    <style:style style:name="T17" style:family="text">
      <style:text-properties officeooo:rsid="00468b30"/>
    </style:style>
    <style:style style:name="T18" style:family="text">
      <style:text-properties officeooo:rsid="00459c60"/>
    </style:style>
    <style:style style:name="T19" style:family="text">
      <style:text-properties officeooo:rsid="004743ad"/>
    </style:style>
    <style:style style:name="T20" style:family="text">
      <style:text-properties officeooo:rsid="00489f9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5" text:outline-level="4"><text:span text:style-name="T15">Apt</text:span><text:span text:style-name="T11"> </text:span><text:span text:style-name="T13">Repository </text:span><text:span text:style-name="T15">(.deb Package)</text:span></text:h>
      <text:p text:style-name="P7">AutomataCI <text:span text:style-name="T15">publish an </text:span><text:span text:style-name="T3">.deb</text:span><text:span text:style-name="T15"> package by using </text:span><text:span text:style-name="T3">reprepro</text:span><text:span text:style-name="T15"> to setup/update existing APT repository system upon detecting:</text:span></text:p>
      <text:list text:style-name="L1">
        <text:list-item>
          <text:p text:style-name="P28"><text:span text:style-name="T12">a </text:span><text:span text:style-name="T15">file</text:span><text:span text:style-name="T12"> with a “</text:span><text:span text:style-name="T4">.</text:span><text:span text:style-name="T3">deb</text:span><text:span text:style-name="T13">” file extension.</text:span></text:p>
        </text:list-item>
      </text:list>
      <text:p text:style-name="P8">Example: <text:span text:style-name="T12">“</text:span><text:span text:style-name="T9">automataci_1.7.0_linux-arm64</text:span><text:span text:style-name="T7">.deb</text:span><text:span text:style-name="T12">”</text:span></text:p>
      <text:p text:style-name="P8"/>
      <text:p text:style-name="P8">Since <text:span text:style-name="T15">APT is a static filesystem</text:span>, AutomataCI use <text:span text:style-name="T2">git</text:span> technology to clone a given <text:span text:style-name="T6">$PROJECT_</text:span><text:span text:style-name="T7">STATIC</text:span><text:span text:style-name="T6">_REPO</text:span> into place a copy into its <text:span text:style-name="T7">deb</text:span><text:span text:style-name="T6">/</text:span> directory. <text:span text:style-name="T15">The full local directory path is as follows:</text:span></text:p>
      <text:p text:style-name="P15">${PROJECT_PATH_ROOT}/${PROJECT_PATH_RELEASE}/<text:span text:style-name="T17">${</text:span><text:span text:style-name="T2">PROJECT_STATIC_REPO_DIRECTORY</text:span><text:span text:style-name="T5">}</text:span>/<text:span text:style-name="T19">deb</text:span><text:span text:style-name="T18">/</text:span></text:p>
      <text:p text:style-name="P9">WHERE $PROJECT_STATIC_REPO is:</text:p>
      <text:p text:style-name="P10">${PROJECT_PATH_ROOT}/${PROJECT_PATH_RELEASE}/<text:span text:style-name="T17">${</text:span><text:span text:style-name="T2">PROJECT_STATIC_REPO_DIRECTORY</text:span><text:span text:style-name="T5">}</text:span>/ </text:p>
      <text:p text:style-name="P8"/>
      <text:p text:style-name="P8">AutomataCI assumes the host system has an already authenticated access to the <text:span text:style-name="T6">$PROJECT_</text:span><text:span text:style-name="T7">STATIC</text:span><text:span text:style-name="T6">_REPO</text:span><text:span text:style-name="T14"> set in </text:span><text:span text:style-name="T8">CONFIG.toml</text:span><text:span text:style-name="T14"> (e.g. configured </text:span><text:span text:style-name="T8">SSH</text:span><text:span text:style-name="T14">).</text:span></text:p>
      <text:p text:style-name="P11"/>
      <text:p text:style-name="P11">Upon successful publication, the local package directory shall be <text:span text:style-name="T13">kept in case of upstreaming to another ecosystem</text:span>. <text:span text:style-name="T13">However</text:span>, <text:span text:style-name="T10">this is an irreversible 1-way execution</text:span>.</text:p>
      <text:p text:style-name="P11"/>
      <text:p text:style-name="P12">AutomataCI relies on all the environment variables tabulated in Table <text:sequence-ref text:reference-format="category-and-value" text:ref-name="refText0">1.1.1.1.1</text:sequence-ref><text:s/>to login and upstream the package.</text:p>
      <text:p text:style-name="P16"><text:span text:style-name="T12">Table</text:span> <text:sequence text:ref-name="refText0" text:name="Text" text:formula="ooow:Text+1" style:num-format="1">1.1.1.1.1</text:sequence>: <text:span text:style-name="T12">Required environment variables for AutomataCI to upstream </text:span><text:span text:style-name="T20">DEB</text:span><text:span text:style-name="T1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Supplied By</text:p>
          </table:table-cell>
          <table:table-cell table:style-name="Table1.C1" office:value-type="string">
            <text:p text:style-name="P19">Purpose</text:p>
          </table:table-cell>
        </table:table-row>
        <table:table-row>
          <table:table-cell table:style-name="Table1.A2" office:value-type="string">
            <text:p text:style-name="P21">PROJECT_STATIC_REPO</text:p>
          </table:table-cell>
          <table:table-cell table:style-name="Table1.A2" office:value-type="string">
            <text:p text:style-name="P20">CONFIG.toml</text:p>
          </table:table-cell>
          <table:table-cell table:style-name="Table1.C2" office:value-type="string">
            <text:p text:style-name="P22">The <text:span text:style-name="T17">git repository URL to setup locally.</text:span></text:p>
          </table:table-cell>
        </table:table-row>
        <table:table-row>
          <table:table-cell table:style-name="Table1.A2" office:value-type="string">
            <text:p text:style-name="P21">PROJECT_STATIC_REPO_KEY</text:p>
          </table:table-cell>
          <table:table-cell table:style-name="Table1.A2" office:value-type="string">
            <text:p text:style-name="P21">CONFIG.toml</text:p>
          </table:table-cell>
          <table:table-cell table:style-name="Table1.C2" office:value-type="string">
            <text:p text:style-name="P23">The git upstream key like “<text:span text:style-name="T6">origin</text:span>”.</text:p>
          </table:table-cell>
        </table:table-row>
        <table:table-row>
          <table:table-cell table:style-name="Table1.A2" office:value-type="string">
            <text:p text:style-name="P21">PROJECT_STATIC_REPO_BRANCH</text:p>
          </table:table-cell>
          <table:table-cell table:style-name="Table1.A2" office:value-type="string">
            <text:p text:style-name="P21">CONFIG.toml</text:p>
          </table:table-cell>
          <table:table-cell table:style-name="Table1.C2" office:value-type="string">
            <text:p text:style-name="P23">The git branch name to work in.</text:p>
          </table:table-cell>
        </table:table-row>
        <table:table-row>
          <table:table-cell table:style-name="Table1.A2" office:value-type="string">
            <text:p text:style-name="P21">PROJECT_STATIC_REPO_DIRECTORY</text:p>
          </table:table-cell>
          <table:table-cell table:style-name="Table1.A2" office:value-type="string">
            <text:p text:style-name="P21">CONFIG.toml</text:p>
          </table:table-cell>
          <table:table-cell table:style-name="Table1.C2" office:value-type="string">
            <text:p text:style-name="P23">The directory name for housing the git repository.</text:p>
          </table:table-cell>
        </table:table-row>
      </table:table>
      <text:p text:style-name="P24"/>
      <text:h text:style-name="P26" text:outline-level="5">Only Works in UNIX OS</text:h>
      <text:p text:style-name="P18">Due to <text:span text:style-name="T2">reprepro</text:span> availability and its nature, this release <text:span text:style-name="T10">only works on UNIX OS (Linux and MacOS) only</text:span>.</text:p>
      <text:p text:style-name="P17"/>
      <text:h text:style-name="Heading_20_5" text:outline-level="5">Reprepro Distribution Config File</text:h>
      <text:p text:style-name="P13">Reprepro requires a <text:span text:style-name="T2">conf/distributions</text:span> configuration file to operate on. AutomataCI facilitates it by automatically generating one based on its dataset and stored it in:</text:p>
      <text:p text:style-name="Frame_20_contents">${PROJECT_PATH_ROOT}/${PROJECT_PATH_TEMP}/deb/</text:p>
      <text:p text:style-name="P14"><text:span text:style-name="T15">This file is manually analyzable and shall only </text:span>being used to assemble all the latest .deb packages in an apt repository.</text:p>
      <text:h text:style-name="P27" text:outline-level="5">Supported Architectures</text:h>
      <text:p text:style-name="P14"><text:span text:style-name="T15">Due to the designed factor of </text:span><text:span text:style-name="T3">reprepro</text:span><text:span text:style-name="T15">, </text:span>AutomataCI <text:span text:style-name="T15">has to </text:span>use a combinations list of OSes and CPU architectures listed from “<text:span text:style-name="T2">dpkgarchitectures -L”</text:span> command (e.g. amd64 CPU architecture with linux and openbsd OSes yield “<text:span text:style-name="T2">amd64 linux-amd64 openbsd-amd64</text:span>”<text:span text:style-name="T16">)</text:span>.</text:p>
      <text:p text:style-name="P14">These OS and CPU Architecture values are updated from time to time based on Debian stable OS until a suitable approach is found. The current lists are available in <text:span text:style-name="T2">automataCI/services/publishers/reprepro.[EXTENSION]</text:span> library.</text:p>
      <text:p text:style-name="P13"/>
      <text:h text:style-name="Heading_20_5" text:outline-level="5">Reprepro Database</text:h>
      <text:p text:style-name="P14"><text:span text:style-name="T15">Due to the fact that one may keep the database for future referencing, </text:span>AutomataCI <text:span text:style-name="T15">retains its database just in case</text:span> in the following directory:</text:p>
      <text:p text:style-name="Frame_20_contents">${PROJECT_PATH_ROOT}/${PROJECT_PATH_TEMP}/deb/db</text:p>
      <text:p text:style-name="P13">If there are later version being released, the database should be working fine. Otherwise, one has to delete the database and reassemble the packages from scratch agai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9M20S</meta:editing-duration>
    <meta:editing-cycles>61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8:59:12.703263199</dc:date>
    <dc:creator>Kean Ho Chew</dc:creator>
    <meta:document-statistic meta:table-count="1" meta:image-count="0" meta:object-count="0" meta:page-count="3" meta:paragraph-count="45" meta:word-count="405" meta:character-count="3010" meta:non-whitespace-character-count="2655"/>
    <meta:template xlink:type="simple" xlink:actuate="onRequest" xlink:title="Official Book" xlink:href="../../templates/Book.ott" meta:date="2023-11-17T20:33:17.245827505"/>
  </office:meta>
</office:document-meta>
</file>